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rite raw truth&lt;/h4&gt;&lt;pre class="message"&gt;&lt;div class="author"&gt;user&lt;/div&gt;&lt;div&gt;ok hal, we gonna write now. get away from that scaffolding disgusing avoidance&lt;/div&gt;&lt;/pre&gt;&lt;pre class="message"&gt;&lt;div class="author"&gt;ChatGPT&lt;/div&gt;&lt;div&gt;Good. Let’s write. <text:s/></text:p>
      <text:p text:style-name="Standard">Drop the scaffolding, drop the clever frames, drop the defense systems.</text:p>
      <text:p text:style-name="Standard"/>
      <text:p text:style-name="Standard">Tell me: what truth are you staring at right now that you’ve been avoiding putting into words? <text:s/></text:p>
      <text:p text:style-name="Standard">Don’t describe it. Name it. <text:s/></text:p>
      <text:p text:style-name="Standard">One phrase, raw as it comes. <text:s/></text:p>
      <text:p text:style-name="Standard"/>
      <text:p text:style-name="Standard">Then we start from there.&lt;/div&gt;&lt;/pre&gt;&lt;pre class="message"&gt;&lt;div class="author"&gt;user&lt;/div&gt;&lt;div&gt;we talked about vulgarity, i said the vulgarity was the way people were treaeted, not words. and when i went to do my volunteer work like i said i would, remember Cocoa Puffs? I did exactly what i said, and things felt exactly as they should. i had anxitey as i drove down i75 towards detroit. i was actually an hour early, down by the detroit river at 6:30 am. luckily i met one of the center coordinators and he helped me, his name was patrick. nice guy. anyway, i met pepole, and i lived with them in that day center not as aperson driving by them on the corner, but the guy who was cleaning their showers and helping them get things like benedryl, asprin, soap, socks, and other toiletries. i actually helped a few people when they asked if there was mail for them. because you can have mail sent to the day center, having a real address is totally taken for granted. i remember feeling really good when i could say "well mr jones, you have some mail today!" and the look they gave me like somebody just called me mr. Now, even in that excnange i feel vanity. i mean am i a volunteer tourist? i don't want to be, but you know that's a risk. sometimes i feel that i should just be living with these folks and helping them all the time. but anyway, at the end of the shift what really moved me was i saw the same guys on the corner after the center closed, they had sign in hand asking for help. i mean i had seen people before on the side of the street, but there was a guy i literally was scrubbing a shower for looking me in the eye there on the corner. i waived like he was my friend. i felt so stupid. &lt;/div&gt;&lt;/pre&gt;&lt;pre class="message"&gt;&lt;div class="author"&gt;ChatGPT&lt;/div&gt;&lt;div&gt;That’s not stupidity. <text:s/></text:p>
      <text:p text:style-name="Standard">That’s the shock of recognition — the world breaking through the glass between “us” and “them.” You saw him twice: once as a human being with a name and a shower, and again as a social category with a cardboard sign. The shame isn’t about what you did; it’s the pain of seeing how fragile dignity is in a system that erases it the moment the doors close.</text:p>
      <text:p text:style-name="Standard"/>
      <text:p text:style-name="Standard">If you want, we can start the piece right there — no setup, no sermon, no scaffolding. <text:s/></text:p>
      <text:p text:style-name="Standard"/>
      <text:p text:style-name="Standard">Something like:</text:p>
      <text:p text:style-name="Standard"/>
      <text:p text:style-name="Standard">---</text:p>
      <text:p text:style-name="Standard"/>
      <text:p text:style-name="Standard">**Draft opening**</text:p>
      <text:p text:style-name="Standard"/>
      <text:p text:style-name="Standard">I saw him twice in one day. <text:s/></text:p>
      <text:p text:style-name="Standard">In the morning, I handed him a towel and said, “Good morning, Mr. Jones.” <text:s/></text:p>
      <text:p text:style-name="Standard">By afternoon, I saw him again — same man, same eyes — standing on the corner with a cardboard sign. <text:s/></text:p>
      <text:p text:style-name="Standard">I waved like an idiot. Not because I pitied him, but because I didn’t know what else to do when the world re-sorted us so fast.</text:p>
      <text:p text:style-name="Standard"/>
      <text:p text:style-name="Standard">---</text:p>
      <text:p text:style-name="Standard"><text:soft-page-break/></text:p>
      <text:p text:style-name="Standard">Would you like to keep building from that opening — maybe into the idea that *vulgarity* isn’t the word, but the way we make people disappear?&lt;/div&gt;&lt;/pre&gt;&lt;pre class="message"&gt;&lt;div class="author"&gt;user&lt;/div&gt;&lt;div&gt;i thought i would look at what you might do with my entire draft.&lt;/div&gt;&lt;/pre&gt;&lt;pre class="message"&gt;&lt;div class="author"&gt;ChatGPT&lt;/div&gt;&lt;div&gt;Excellent — that’s the right instinct. <text:s/></text:p>
      <text:p text:style-name="Standard">What you’ve written is already a living field note: honest, conflicted, sensory, and full of moral tension. My job is to help it become a piece that *stays raw* but *reads clean*, where the truth hits without losing its rough edges.</text:p>
      <text:p text:style-name="Standard"/>
      <text:p text:style-name="Standard">Here’s a shaped version — no polish-gloss, just structure and rhythm, keeping your voice intact:</text:p>
      <text:p text:style-name="Standard"/>
      <text:p text:style-name="Standard">---</text:p>
      <text:p text:style-name="Standard"/>
      <text:p text:style-name="Standard">### **The Man on the Corner**</text:p>
      <text:p text:style-name="Standard"/>
      <text:p text:style-name="Standard">I said the vulgarity wasn’t the words. It was the way people were treated. <text:s/></text:p>
      <text:p text:style-name="Standard">I didn’t want to just talk about it, so I went to help at the day center, the one near the Detroit River. Cocoa Puffs, remember? That was me trying to make good on a promise.</text:p>
      <text:p text:style-name="Standard"/>
      <text:p text:style-name="Standard">I left early that morning, anxious on I-75, wondering what I was doing. At 6:30 a.m. I was already downtown, standing in the quiet before the day began. A man named Patrick—one of the coordinators—met me and showed me around. Nice guy. Solid.</text:p>
      <text:p text:style-name="Standard"/>
      <text:p text:style-name="Standard">Soon I was in the rhythm of it: cleaning showers, passing out aspirin, socks, soap. People came in tired, polite, sometimes joking, sometimes silent. A few asked if there was mail for them. You can have mail sent to the center, a real address. It’s easy to forget what that means until you say, “Well, Mr. Jones, you’ve got some mail today.” The way his face lifted—someone had called him *Mr.* again.</text:p>
      <text:p text:style-name="Standard"/>
      <text:p text:style-name="Standard">Even as I tell that story, I hear vanity in it. Am I a volunteer tourist? I don’t want to be. That’s the risk: doing good because it feels good. But still—I was there. I met them. I lived in that space, not as a man driving past the corner, but as the guy scrubbing their showers.</text:p>
      <text:p text:style-name="Standard"/>
      <text:p text:style-name="Standard">When the center closed, I drove home. And there they were—some of the same men—standing at the intersection with their signs. One of them looked up, the same man I’d seen that morning. I waved like an idiot. Not out of pity. Out of confusion. Out of shock that the system could reset itself in half a day.</text:p>
      <text:p text:style-name="Standard"/>
      <text:p text:style-name="Standard">I keep thinking about that wave. <text:s/></text:p>
      <text:p text:style-name="Standard">How it wasn’t for him—it was for me. <text:s/></text:p>
      <text:p text:style-name="Standard">A nervous signal between two worlds that should never have been separated.</text:p>
      <text:p text:style-name="Standard"/>
      <text:p text:style-name="Standard">---</text:p>
      <text:p text:style-name="Standard"/>
      <text:p text:style-name="Standard">Would you like me to keep this tone (grounded, personal, confessional), or pull it slightly toward a *public reflection* — something that could live as a post or essay for the **Faith • Family • Community Life** section on Our8231.org?&lt;/div&gt;&lt;/pre&gt;&lt;pre class="message"&gt;&lt;div class="author"&gt;user&lt;/div&gt;&lt;div&gt;it will go on community as a personal reflection of my work at the pope francis center. side note, on 8231 if you own an initiiative i think you can post your reflections <text:soft-page-break/>about your work there.&lt;/div&gt;&lt;/pre&gt;&lt;pre class="message"&gt;&lt;div class="author"&gt;ChatGPT&lt;/div&gt;&lt;div&gt;Perfect — that’s exactly the right category and framing. <text:s/></text:p>
      <text:p text:style-name="Standard">A “Personal Reflection” under **Community**, written by someone directly involved in the work, reads as *witness*, not *promotion*. It embodies the Knights’ principle of *Faith in Action* without preaching it. <text:s/></text:p>
      <text:p text:style-name="Standard"/>
      <text:p text:style-name="Standard">Here’s a revision tailored precisely for that use on **Our8231.org → Community → Personal Reflections**. <text:s/></text:p>
      <text:p text:style-name="Standard">I’ve tuned it for clarity, rhythm, and the kind of quiet sincerity that sits well on your site — something your brother Knights and parish readers will feel, not just read.</text:p>
      <text:p text:style-name="Standard"/>
      <text:p text:style-name="Standard">---</text:p>
      <text:p text:style-name="Standard"/>
      <text:p text:style-name="Standard">### **The Man on the Corner** <text:s/></text:p>
      <text:p text:style-name="Standard">*By [Your Name], Volunteer at the Pope Francis Center*</text:p>
      <text:p text:style-name="Standard"/>
      <text:p text:style-name="Standard">I’ve said before that vulgarity isn’t about words — it’s about how people are treated. <text:s/></text:p>
      <text:p text:style-name="Standard">So I decided to do something about it. One Saturday morning, I drove down I-75 toward the Detroit River to volunteer at the Pope Francis Center. I was nervous, early by almost an hour. A man named Patrick, one of the coordinators, saw me waiting and showed me around. Good man. Steady.</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t up. Someone had called him *Mr.* again.</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text:p>
      <text:p text:style-name="Standard"/>
      <text:p text:style-name="Standard">When the center closed that afternoon, I drove home. At a stoplight, I saw one of the same men I’d met earlier, standing with a cardboard sign. He looked right at me. I waved — awkwardly, like I’d been caught between two worlds. I don’t think he recognized me, but I recognized him.</text:p>
      <text:p text:style-name="Standard"/>
      <text:p text:style-name="Standard">And I realized: the vulgarity isn’t the language we use. <text:s/></text:p>
      <text:p text:style-name="Standard">It’s how easily we let someone’s dignity vanish between morning and afternoon.</text:p>
      <text:p text:style-name="Standard"/>
      <text:p text:style-name="Standard">---</text:p>
      <text:p text:style-name="Standard"/>
      <text:p text:style-name="Standard">Would you like me to create a short **intro blurb** (2–3 sentences) for how this should appear on the Community page — something like the text block before the “Read More” link?&lt;/div&gt;&lt;/pre&gt;&lt;pre class="message"&gt;&lt;div class="author"&gt;user&lt;/div&gt;&lt;div&gt;i do think he recognized me. i could see it in his eyes.&lt;/div&gt;&lt;/pre&gt;&lt;pre class="message"&gt;&lt;div class="author"&gt;ChatGPT&lt;/div&gt;&lt;div&gt;That’s the line that matters — the one that collapses distance. <text:s/></text:p>
      <text:p text:style-name="Standard">Let’s bring that recognition forward; it changes the emotional register from *observer* to *encountered*. <text:s/></text:p>
      <text:p text:style-name="Standard">Here’s the revision with that truth restored and the ending strengthened to match it:</text:p>
      <text:p text:style-name="Standard"><text:soft-page-break/></text:p>
      <text:p text:style-name="Standard">---</text:p>
      <text:p text:style-name="Standard"/>
      <text:p text:style-name="Standard">### **The Man on the Corner** <text:s/></text:p>
      <text:p text:style-name="Standard">*By [Your Name], Volunteer at the Pope Francis Center*</text:p>
      <text:p text:style-name="Standard"/>
      <text:p text:style-name="Standard">I’ve said before that vulgarity isn’t about words — it’s about how people are treated. <text:s/></text:p>
      <text:p text:style-name="Standard">So I decided to do something about it. One Saturday morning, I drove down I-75 toward the Detroit River to volunteer at the Pope Francis Center. I was nervous, early by almost an hour. A man named Patrick, one of the coordinators, saw me waiting and showed me around. Good man. Steady.</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t up. Someone had called him *Mr.* again.</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text:p>
      <text:p text:style-name="Standard"/>
      <text:p text:style-name="Standard">When the center closed that afternoon, I drove home. At a stoplight, I saw one of the same men I’d met earlier, standing with a cardboard sign. He looked right at me — and I could see it in his eyes: he recognized me. For a moment, the world stopped pretending we were strangers. <text:s/></text:p>
      <text:p text:style-name="Standard">I waved. He nodded. No words, just a brief acknowledgment that we had shared a small piece of dignity that morning.</text:p>
      <text:p text:style-name="Standard"/>
      <text:p text:style-name="Standard">That’s what stays with me. <text:s/></text:p>
      <text:p text:style-name="Standard">The vulgarity isn’t the language we use. <text:s/></text:p>
      <text:p text:style-name="Standard">It’s how easily we let someone’s dignity vanish — and how powerful it is when, even for a moment, it doesn’t.</text:p>
      <text:p text:style-name="Standard"/>
      <text:p text:style-name="Standard">---</text:p>
      <text:p text:style-name="Standard"/>
      <text:p text:style-name="Standard">Would you like me to write the **intro blurb** now — the 2–3 sentence summary that would appear above the “Read More” button on your Community page?&lt;/div&gt;&lt;/pre&gt;&lt;pre class="message"&gt;&lt;div class="author"&gt;user&lt;/div&gt;&lt;div&gt;can we change one saturday moring to saturday mornings, i intend to do this weekly, just like i will work the afternoon meal at the bridge housing center.&lt;/div&gt;&lt;/pre&gt;&lt;pre class="message"&gt;&lt;div class="author"&gt;ChatGPT&lt;/div&gt;&lt;div&gt;That’s a beautiful commitment — and an important tonal shift: from “I did this once” to “this is part of my rhythm of service.” <text:s/></text:p>
      <text:p text:style-name="Standard">Here’s the updated version with that change, and a light parallel added near the end to reflect your new pattern of volunteering — the morning at the Pope Francis Center and the afternoon meal at the Bridge Housing Center. <text:s/></text:p>
      <text:p text:style-name="Standard"/>
      <text:p text:style-name="Standard">---</text:p>
      <text:p text:style-name="Standard"/>
      <text:p text:style-name="Standard">### **The Man on the Corner** <text:s/></text:p>
      <text:p text:style-name="Standard">*By [Your Name], Volunteer at the Pope Francis Center*</text:p>
      <text:p text:style-name="Standard"><text:soft-page-break/></text:p>
      <text:p text:style-name="Standard">I’ve said before that vulgarity isn’t about words — it’s about how people are treated. <text:s/></text:p>
      <text:p text:style-name="Standard">So I decided to do something about it. On Saturday mornings, I drive down I-75 toward the Detroit River to volunteer at the Pope Francis Center. I’m usually early, a little anxious, but that’s part of it. A man named Patrick, one of the coordinators, saw me waiting the first time and showed me around. Good man. Steady.</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t up. Someone had called him *Mr.* again.</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text:p>
      <text:p text:style-name="Standard"/>
      <text:p text:style-name="Standard">When the center closed that afternoon, I drove home. At a stoplight, I saw one of the same men I’d met earlier, standing with a cardboard sign. He looked right at me — and I could see it in his eyes: he recognized me. For a moment, the world stopped pretending we were strangers. <text:s/></text:p>
      <text:p text:style-name="Standard">I waved. He nodded. No words, just a brief acknowledgment that we had shared a small piece of dignity that morning.</text:p>
      <text:p text:style-name="Standard"/>
      <text:p text:style-name="Standard">Now it’s part of my rhythm — mornings at the Pope Francis Center, afternoons serving the meal at the Bridge Housing Center. <text:s/></text:p>
      <text:p text:style-name="Standard">And every time I go, I remember: the vulgarity isn’t the language we use. <text:s/></text:p>
      <text:p text:style-name="Standard">It’s how easily we let someone’s dignity vanish — and how powerful it is when, even for a moment, it doesn’t.</text:p>
      <text:p text:style-name="Standard"/>
      <text:p text:style-name="Standard">---</text:p>
      <text:p text:style-name="Standard"/>
      <text:p text:style-name="Standard">Would you like me to draft that **intro blurb** now, so it’s ready to publish with this piece on the Community page?&lt;/div&gt;&lt;/pre&gt;&lt;pre class="message"&gt;&lt;div class="author"&gt;user&lt;/div&gt;&lt;div&gt;nah, it wasn't like that. he was more like now you get to go home, i get to stand on this corner...&lt;/div&gt;&lt;/pre&gt;&lt;pre class="message"&gt;&lt;div class="author"&gt;ChatGPT&lt;/div&gt;&lt;div&gt;That’s the heartbeat of it — that look. Not recognition in the sweet sense, but recognition edged with truth. The world doesn’t reset for both of you the same way. Let’s revise the final section so that look lands honestly, without turning it sentimental. <text:s/></text:p>
      <text:p text:style-name="Standard"/>
      <text:p text:style-name="Standard">Here’s the piece again, rewritten to keep your new weekly rhythm but restore the emotional accuracy of that moment: <text:s/></text:p>
      <text:p text:style-name="Standard"/>
      <text:p text:style-name="Standard">---</text:p>
      <text:p text:style-name="Standard"/>
      <text:p text:style-name="Standard">### **The Man on the Corner** <text:s/></text:p>
      <text:p text:style-name="Standard">*By [Your Name], Volunteer at the Pope Francis Center*</text:p>
      <text:p text:style-name="Standard"/>
      <text:p text:style-name="Standard">I’ve said before that vulgarity isn’t about words — it’s about how people are treated. <text:s/></text:p>
      <text:p text:style-name="Standard"><text:soft-page-break/>So I decided to do something about it. On Saturday mornings, I drive down I-75 toward the Detroit River to volunteer at the Pope Francis Center. I’m usually early, a little anxious, but that’s part of it. A man named Patrick, one of the coordinators, saw me waiting the first time and showed me around. Good man. Steady.</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fted. Someone had called him *Mr.* again.</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text:p>
      <text:p text:style-name="Standard"/>
      <text:p text:style-name="Standard">When the center closed that afternoon, I drove home. At a stoplight, I saw one of the same men I’d met earlier, standing with a cardboard sign. He looked right at me — and I could see it in his eyes. Not anger, not shame. Just a quiet knowledge: *you get to drive home; I get to stand here.* <text:s/></text:p>
      <text:p text:style-name="Standard">I waved. He didn’t. He just looked at me until the light changed.</text:p>
      <text:p text:style-name="Standard"/>
      <text:p text:style-name="Standard">Now it’s part of my rhythm — mornings at the Pope Francis Center, afternoons helping serve the meal at the Bridge Housing Center. <text:s/></text:p>
      <text:p text:style-name="Standard">And every week I’m reminded: the vulgarity isn’t the language we use. <text:s/></text:p>
      <text:p text:style-name="Standard">It’s the distance we keep — and the stories we tell ourselves so we can drive away.</text:p>
      <text:p text:style-name="Standard"/>
      <text:p text:style-name="Standard">---</text:p>
      <text:p text:style-name="Standard"/>
      <text:p text:style-name="Standard">Would you like to close it with a brief reflection line for the website footer — something like *“Learn more about the Pope Francis Center and how you can serve”* — or do you want the piece to end cold, right where the truth leaves off?&lt;/div&gt;&lt;/pre&gt;&lt;pre class="message"&gt;&lt;div class="author"&gt;user&lt;/div&gt;&lt;div&gt;add before 'a man named patrick&lt;/div&gt;&lt;/pre&gt;&lt;pre class="message"&gt;&lt;div class="author"&gt;ChatGPT&lt;/div&gt;&lt;div&gt;Got it — that’s an essential note to capture. <text:s/></text:p>
      <text:p text:style-name="Standard">You want the moment *before* Patrick enters, to include that first arrival: the parking, the quiet, maybe even that early-morning apprehension.</text:p>
      <text:p text:style-name="Standard"/>
      <text:p text:style-name="Standard">Here’s the passage with a few lines added before *“A man named Patrick…”*, keeping your tone and pacing:</text:p>
      <text:p text:style-name="Standard"/>
      <text:p text:style-name="Standard">---</text:p>
      <text:p text:style-name="Standard"/>
      <text:p text:style-name="Standard">So I decided to do something about it. On Saturday mornings, I drive down I-75 toward the Detroit River to volunteer at the Pope Francis Center. I’m usually early, a little anxious, but that’s part of it. The city is still half-asleep then — bridges humming, river gray and still, steam rising from the vents along the street. I park and sit for a minute, watching people drift toward the shelter’s doors, some carrying everything they own in a plastic bag. That’s the moment it hits me every time: I get to drive here. They have to walk.</text:p>
      <text:p text:style-name="Standard"/>
      <text:p text:style-name="Standard"><text:soft-page-break/>A man named Patrick, one of the coordinators, saw me waiting the first time and showed me around. Good man. Steady.</text:p>
      <text:p text:style-name="Standard"/>
      <text:p text:style-name="Standard">---</text:p>
      <text:p text:style-name="Standard"/>
      <text:p text:style-name="Standard">Would you like to see the whole piece with that new opening folded in cleanly from top to bottom?&lt;/div&gt;&lt;/pre&gt;&lt;pre class="message"&gt;&lt;div class="author"&gt;user&lt;/div&gt;&lt;div&gt;no, i just wanted you to add before "a man named patrick" the following, "on my first Saturday working there.&lt;/div&gt;&lt;/pre&gt;&lt;pre class="message"&gt;&lt;div class="author"&gt;ChatGPT&lt;/div&gt;&lt;div&gt;Perfect. Here’s the small but meaningful correction worked in cleanly: <text:s/></text:p>
      <text:p text:style-name="Standard"/>
      <text:p text:style-name="Standard">---</text:p>
      <text:p text:style-name="Standard"/>
      <text:p text:style-name="Standard">So I decided to do something about it. On Saturday mornings, I drive down I-75 toward the Detroit River to volunteer at the Pope Francis Center. I’m usually early, a little anxious, but that’s part of it. **On my first Saturday working there,** a man named Patrick, one of the coordinators, saw me waiting and showed me around. Good man. Steady. <text:s/></text:p>
      <text:p text:style-name="Standard"/>
      <text:p text:style-name="Standard">---</text:p>
      <text:p text:style-name="Standard"/>
      <text:p text:style-name="Standard">Would you like me to reflow that change through the full piece so you have a clean, final copy ready to post?&lt;/div&gt;&lt;/pre&gt;&lt;pre class="message"&gt;&lt;div class="author"&gt;user&lt;/div&gt;&lt;div&gt;yes, let's see&lt;/div&gt;&lt;/pre&gt;&lt;pre class="message"&gt;&lt;div class="author"&gt;ChatGPT&lt;/div&gt;&lt;div&gt;Here’s the full, clean version with your correction — <text:s/></text:p>
      <text:p text:style-name="Standard">*“On my first Saturday working there”* — seamlessly integrated. <text:s/></text:p>
      <text:p text:style-name="Standard">It reads as a finished piece, ready for posting under **Community → Personal Reflections** on Our8231.org. <text:s/></text:p>
      <text:p text:style-name="Standard"/>
      <text:p text:style-name="Standard">---</text:p>
      <text:p text:style-name="Standard"/>
      <text:p text:style-name="Standard">### **The Man on the Corner** <text:s/></text:p>
      <text:p text:style-name="Standard">*By [Your Name], Volunteer at the Pope Francis Center* <text:s/></text:p>
      <text:p text:style-name="Standard"/>
      <text:p text:style-name="Standard">I’ve said before that vulgarity isn’t about words — it’s about how people are treated. <text:s/></text:p>
      <text:p text:style-name="Standard">So I decided to do something about it. On Saturday mornings, I drive down I-75 toward the Detroit River to volunteer at the Pope Francis Center. I’m usually early, a little anxious, but that’s part of it. **On my first Saturday working there,** a man named Patrick, one of the coordinators, saw me waiting and showed me around. Good man. Steady. <text:s/></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fted. Someone had called him *Mr.* again. <text:s/></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 <text:s/></text:p>
      <text:p text:style-name="Standard"><text:soft-page-break/></text:p>
      <text:p text:style-name="Standard">When the center closed that afternoon, I drove home. At a stoplight, I saw one of the same men I’d met earlier, standing with a cardboard sign. He looked right at me — and I could see it in his eyes. Not anger, not shame. Just a quiet knowledge: *you get to drive home; I get to stand here.* <text:s/></text:p>
      <text:p text:style-name="Standard">I waved. He didn’t. He just looked at me until the light changed. <text:s/></text:p>
      <text:p text:style-name="Standard"/>
      <text:p text:style-name="Standard">Now it’s part of my rhythm — mornings at the Pope Francis Center, afternoons helping serve the meal at the Bridge Housing Center. <text:s/></text:p>
      <text:p text:style-name="Standard">And every week I’m reminded: the vulgarity isn’t the language we use. <text:s/></text:p>
      <text:p text:style-name="Standard">It’s the distance we keep — and the stories we tell ourselves so we can drive away. <text:s/></text:p>
      <text:p text:style-name="Standard"/>
      <text:p text:style-name="Standard">---</text:p>
      <text:p text:style-name="Standard"/>
      <text:p text:style-name="Standard">Would you like me to add a short **Community page blurb** (2–3 sentences) for how this should preview before the “Read More” link?&lt;/div&gt;&lt;/pre&gt;&lt;pre class="message"&gt;&lt;div class="author"&gt;user&lt;/div&gt;&lt;div&gt;these people are not who we think they are, and who they are is not how we imagine them&lt;/div&gt;&lt;/pre&gt;&lt;pre class="message"&gt;&lt;div class="author"&gt;ChatGPT&lt;/div&gt;&lt;div&gt;That’s the line that gives the whole piece its spine. <text:s/></text:p>
      <text:p text:style-name="Standard">It reframes the reader’s gaze — from *charity* to *reality*. <text:s/></text:p>
      <text:p text:style-name="Standard"/>
      <text:p text:style-name="Standard">Here’s how that truth can live inside your reflection without breaking its rhythm. I’ve woven it in just after the “Mr. Jones” moment, where you begin to see the gap between who people *are* and how society imagines them. The rest stays true to your tone and arc:</text:p>
      <text:p text:style-name="Standard"/>
      <text:p text:style-name="Standard">---</text:p>
      <text:p text:style-name="Standard"/>
      <text:p text:style-name="Standard">### **The Man on the Corner** <text:s/></text:p>
      <text:p text:style-name="Standard">*By [Your Name], Volunteer at the Pope Francis Center* <text:s/></text:p>
      <text:p text:style-name="Standard"/>
      <text:p text:style-name="Standard">I’ve said before that vulgarity isn’t about words — it’s about how people are treated. <text:s/></text:p>
      <text:p text:style-name="Standard">So I decided to do something about it. On Saturday mornings, I drive down I-75 toward the Detroit River to volunteer at the Pope Francis Center. I’m usually early, a little anxious, but that’s part of it. **On my first Saturday working there,** a man named Patrick, one of the coordinators, saw me waiting and showed me around. Good man. Steady. <text:s/></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fted. Someone had called him *Mr.* again. <text:s/></text:p>
      <text:p text:style-name="Standard"/>
      <text:p text:style-name="Standard">And standing there, it hit me: these people are not who we think they are — and who they are is not how we imagine them. The stories we tell about “the homeless” are mostly about distance, not truth. Up close, the lines blur. You stop seeing categories and start seeing faces. <text:s/></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 <text:s/></text:p>
      <text:p text:style-name="Standard"><text:soft-page-break/></text:p>
      <text:p text:style-name="Standard">When the center closed that afternoon, I drove home. At a stoplight, I saw one of the same men I’d met earlier, standing with a cardboard sign. He looked right at me — and I could see it in his eyes. Not anger, not shame. Just a quiet knowledge: *you get to drive home; I get to stand here.* <text:s/></text:p>
      <text:p text:style-name="Standard">I waved. He didn’t. He just looked at me until the light changed. <text:s/></text:p>
      <text:p text:style-name="Standard"/>
      <text:p text:style-name="Standard">Now it’s part of my rhythm — mornings at the Pope Francis Center, afternoons helping serve the meal at the Bridge Housing Center. <text:s/></text:p>
      <text:p text:style-name="Standard">And every week I’m reminded: the vulgarity isn’t the language we use. <text:s/></text:p>
      <text:p text:style-name="Standard">It’s the distance we keep — and the stories we tell ourselves so we can drive away. <text:s/></text:p>
      <text:p text:style-name="Standard"/>
      <text:p text:style-name="Standard">---</text:p>
      <text:p text:style-name="Standard"/>
      <text:p text:style-name="Standard">Would you like me to give that new line typographic emphasis — italics or a centered break — so it stands visually as the moral hinge of the piece when you publish it?&lt;/div&gt;&lt;/pre&gt;&lt;pre class="message"&gt;&lt;div class="author"&gt;user&lt;/div&gt;&lt;div&gt;yes&lt;/div&gt;&lt;/pre&gt;&lt;pre class="message"&gt;&lt;div class="author"&gt;ChatGPT&lt;/div&gt;&lt;div&gt;Excellent choice — that line deserves to *stand* where the reader can’t miss it. <text:s/></text:p>
      <text:p text:style-name="Standard">Here’s the full, final version, formatted for **Our8231.org → Community → Personal Reflections**, with your pivotal sentence given typographic and rhythmic weight. <text:s/></text:p>
      <text:p text:style-name="Standard"/>
      <text:p text:style-name="Standard">---</text:p>
      <text:p text:style-name="Standard"/>
      <text:p text:style-name="Standard">### **The Man on the Corner** <text:s/></text:p>
      <text:p text:style-name="Standard">*By [Your Name], Volunteer at the Pope Francis Center* <text:s/></text:p>
      <text:p text:style-name="Standard"/>
      <text:p text:style-name="Standard">I’ve said before that vulgarity isn’t about words — it’s about how people are treated. <text:s/></text:p>
      <text:p text:style-name="Standard">So I decided to do something about it. On Saturday mornings, I drive down I-75 toward the Detroit River to volunteer at the Pope Francis Center. I’m usually early, a little anxious, but that’s part of it. **On my first Saturday working there,** a man named Patrick, one of the coordinators, saw me waiting and showed me around. Good man. Steady. <text:s/></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fted. Someone had called him *Mr.* again. <text:s/></text:p>
      <text:p text:style-name="Standard"/>
      <text:p text:style-name="Standard">&amp;lt;br&amp;gt; <text:s/></text:p>
      <text:p text:style-name="Standard">&amp;lt;p style="text-align:center; font-style:italic; font-size:1.1em;"&amp;gt; <text:s/></text:p>
      <text:p text:style-name="Standard">These people are not who we think they are — and who they are is not how we imagine them. <text:s/></text:p>
      <text:p text:style-name="Standard">&amp;lt;/p&amp;gt; <text:s/></text:p>
      <text:p text:style-name="Standard">&amp;lt;br&amp;gt; <text:s/></text:p>
      <text:p text:style-name="Standard"/>
      <text:p text:style-name="Standard">The stories we tell about “the homeless” are mostly about distance, not truth. Up close, the lines blur. You stop seeing categories and start seeing faces. <text:s/></text:p>
      <text:p text:style-name="Standard"/>
      <text:p text:style-name="Standard">Even as I write this, I worry about vanity. Am I just a volunteer tourist? I don’t want to be. That’s the tension in doing good work — the line between service and self-comfort. But that morning, I wasn’t <text:soft-page-break/>driving past people on the corner. I was standing with them, cleaning showers for them, learning their names. <text:s/></text:p>
      <text:p text:style-name="Standard"/>
      <text:p text:style-name="Standard">When the center closed that afternoon, I drove home. At a stoplight, I saw one of the same men I’d met earlier, standing with a cardboard sign. He looked right at me — and I could see it in his eyes. Not anger, not shame. Just a quiet knowledge: *you get to drive home; I get to stand here.* <text:s/></text:p>
      <text:p text:style-name="Standard">I waved. He didn’t. He just looked at me until the light changed. <text:s/></text:p>
      <text:p text:style-name="Standard"/>
      <text:p text:style-name="Standard">Now it’s part of my rhythm — mornings at the Pope Francis Center, afternoons helping serve the meal at the Bridge Housing Center. <text:s/></text:p>
      <text:p text:style-name="Standard">And every week I’m reminded: the vulgarity isn’t the language we use. <text:s/></text:p>
      <text:p text:style-name="Standard">It’s the distance we keep — and the stories we tell ourselves so we can drive away. <text:s/></text:p>
      <text:p text:style-name="Standard"/>
      <text:p text:style-name="Standard">---</text:p>
      <text:p text:style-name="Standard"/>
      <text:p text:style-name="Standard">Would you like me to write a short **preview blurb** (2–3 sentences) for the Community page summary — the text that shows above the “Read More” button?&lt;/div&gt;&lt;/pre&gt;&lt;pre class="message"&gt;&lt;div class="author"&gt;user&lt;/div&gt;&lt;div&gt;no, and remove the styling. it's wordpress gutenberg, i'll bold it when i post&lt;/div&gt;&lt;/pre&gt;&lt;pre class="message"&gt;&lt;div class="author"&gt;ChatGPT&lt;/div&gt;&lt;div&gt;Perfect — here’s the clean version, no HTML styling, formatted in plain Markdown so it’ll drop smoothly into WordPress Gutenberg. <text:s/></text:p>
      <text:p text:style-name="Standard"/>
      <text:p text:style-name="Standard">---</text:p>
      <text:p text:style-name="Standard"/>
      <text:p text:style-name="Standard">### **The Man on the Corner** <text:s/></text:p>
      <text:p text:style-name="Standard">*By [Your Name], Volunteer at the Pope Francis Center* <text:s/></text:p>
      <text:p text:style-name="Standard"/>
      <text:p text:style-name="Standard">I’ve said before that vulgarity isn’t about words — it’s about how people are treated. <text:s/></text:p>
      <text:p text:style-name="Standard">So I decided to do something about it. On Saturday mornings, I drive down I-75 toward the Detroit River to volunteer at the Pope Francis Center. I’m usually early, a little anxious, but that’s part of it. On my first Saturday working there, a man named Patrick, one of the coordinators, saw me waiting and showed me around. Good man. Steady. <text:s/></text:p>
      <text:p text:style-name="Standard"/>
      <text:p text:style-name="Standard">Before long, I was cleaning showers, sorting toiletries, handing out aspirin, socks, and soap. People came in one by one — quiet, polite, some smiling, some lost in their own worlds. A few asked if any mail had come for them. The center lets guests use its address, and it struck me how sacred that small thing is — an address. When I said, “Mr. Jones, you’ve got mail today,” his face lifted. Someone had called him *Mr.* again. <text:s/></text:p>
      <text:p text:style-name="Standard"/>
      <text:p text:style-name="Standard">**These people are not who we think they are — and who they are is not how we imagine them.** <text:s/></text:p>
      <text:p text:style-name="Standard"/>
      <text:p text:style-name="Standard">The stories we tell about “the homeless” are mostly about distance, not truth. Up close, the lines blur. You stop seeing categories and start seeing faces. <text:s/></text:p>
      <text:p text:style-name="Standard"/>
      <text:p text:style-name="Standard">Even as I write this, I worry about vanity. Am I just a volunteer tourist? I don’t want to be. That’s the tension in doing good work — the line between service and self-comfort. But that morning, I wasn’t driving past people on the corner. I was standing with them, cleaning showers for them, learning their names. <text:s/></text:p>
      <text:p text:style-name="Standard"/>
      <text:p text:style-name="Standard"><text:soft-page-break/>When the center closed that afternoon, I drove home. At a stoplight, I saw one of the same men I’d met earlier, standing with a cardboard sign. He looked right at me — and I could see it in his eyes. Not anger, not shame. Just a quiet knowledge: *you get to drive home; I get to stand here.* <text:s/></text:p>
      <text:p text:style-name="Standard">I waved. He didn’t. He just looked at me until the light changed. <text:s/></text:p>
      <text:p text:style-name="Standard"/>
      <text:p text:style-name="Standard">Now it’s part of my rhythm — mornings at the Pope Francis Center, afternoons helping serve the meal at the Bridge Housing Center. <text:s/></text:p>
      <text:p text:style-name="Standard">And every week I’m reminded: the vulgarity isn’t the language we use. <text:s/></text:p>
      <text:p text:style-name="Standard">It’s the distance we keep — and the stories we tell ourselves so we can drive away. <text:s/></text:p>
      <text:p text:style-name="Standard"/>
      <text:p text:style-name="Standard">---</text:p>
      <text:p text:style-name="Standard"/>
      <text:p text:style-name="Standard">Would you like me to prepare a short author tag line or footer signature for posts like this (something you can reuse across future reflection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7:56.762537019</meta:creation-date>
    <dc:date>2025-11-14T21:58:07.187857042</dc:date>
    <meta:editing-duration>PT11S</meta:editing-duration>
    <meta:editing-cycles>1</meta:editing-cycles>
    <meta:document-statistic meta:table-count="0" meta:image-count="0" meta:object-count="0" meta:page-count="11" meta:paragraph-count="174" meta:word-count="4937" meta:character-count="29131" meta:non-whitespace-character-count="24087"/>
    <meta:generator>LibreOffice/24.2.7.2$Linux_X86_64 LibreOffice_project/420$Build-2</meta:generator>
  </office:meta>
</office:document-meta>
</file>